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190E7ABE2A75C522F13.png" manifest:media-type="image/png"/>
  <manifest:file-entry manifest:full-path="Pictures/100000000000019000000190998ECE14BEA8353B.png" manifest:media-type="image/png"/>
  <manifest:file-entry manifest:full-path="Pictures/100000000000032000000190A74EDB033691DE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.12cm" fo:min-width="1.30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0.816cm" fo:min-width="3.929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415cm" fo:min-width="8.909cm"/>
    </style:style>
    <style:style style:name="gr5" style:family="graphic" style:parent-style-name="standard">
      <style:graphic-properties svg:stroke-width="0.159cm" svg:stroke-color="#355269" draw:marker-start-width="0.438cm" draw:marker-end-width="0.438cm" draw:fill="none" draw:textarea-vertical-align="middle" draw:auto-grow-height="false" fo:min-height="10.945cm" fo:min-width="0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84cm"/>
      <style:paragraph-properties style:writing-mode="lr-tb"/>
    </style:style>
    <style:style style:name="gr7" style:family="graphic" style:parent-style-name="standard">
      <style:graphic-properties svg:stroke-width="0.159cm" svg:stroke-color="#ff8000" draw:marker-start-width="0.438cm" draw:marker-end-width="0.438cm" draw:fill="none" draw:textarea-vertical-align="middle" draw:auto-grow-height="false" fo:min-height="10.945cm" fo:min-width="0cm" fo:padding-top="0.204cm" fo:padding-bottom="0.204cm" fo:padding-left="0.329cm" fo:padding-right="0.32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4cm"/>
      <style:paragraph-properties style:writing-mode="lr-tb"/>
    </style:style>
    <style:style style:name="gr9" style:family="graphic" style:parent-style-name="standard">
      <style:graphic-properties svg:stroke-width="0.159cm" svg:stroke-color="#333333" draw:marker-start-width="0.438cm" draw:marker-end-width="0.438cm" draw:fill="none" draw:textarea-vertical-align="middle" draw:auto-grow-height="false" fo:min-height="24.628cm" fo:min-width="0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73cm"/>
      <style:paragraph-properties style:writing-mode="lr-tb"/>
    </style:style>
    <style:style style:name="gr11" style:family="graphic" style:parent-style-name="objectwithoutfill">
      <style:graphic-properties svg:stroke-width="0.159cm" svg:stroke-color="#355269" draw:marker-start-width="0.437cm" draw:marker-end-width="0.437cm" draw:fill="none" draw:textarea-vertical-align="middle" fo:padding-top="0.203cm" fo:padding-bottom="0.203cm" fo:padding-left="0.328cm" fo:padding-right="0.3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  <style:paragraph-properties style:writing-mode="lr-tb"/>
    </style:style>
    <style:style style:name="gr15" style:family="graphic" style:parent-style-name="objectwithoutfill">
      <style:graphic-properties svg:stroke-width="0.159cm" svg:stroke-color="#ff8000" draw:marker-start-width="0.438cm" draw:marker-end-width="0.438cm" draw:fill="none" draw:textarea-vertical-align="middle" fo:padding-top="0.204cm" fo:padding-bottom="0.204cm" fo:padding-left="0.329cm" fo:padding-right="0.3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79cm"/>
      <style:paragraph-properties style:writing-mode="lr-tb"/>
    </style:style>
    <style:style style:name="gr17" style:family="graphic" style:parent-style-name="objectwithoutfill">
      <style:graphic-properties svg:stroke-width="0.159cm" svg:stroke-color="#333333" draw:marker-start-width="0.438cm" draw:marker-end-width="0.438cm" draw:fill="none" draw:textarea-vertical-align="middle" fo:padding-top="0.204cm" fo:padding-bottom="0.204cm" fo:padding-left="0.329cm" fo:padding-right="0.32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5cm"/>
      <style:paragraph-properties style:writing-mode="lr-tb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7.418cm" fo:min-width="7.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414cm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3.548cm" fo:min-width="11.439cm"/>
    </style:style>
    <style:style style:name="gr2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136cm" fo:min-width="1.98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1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4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23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0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2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3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24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24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  <style:paragraph-properties style:writing-mode="lr-tb"/>
    </style:style>
    <style:style style:name="gr3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1.136cm" fo:min-width="3.94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objectwithoutfill">
      <style:graphic-properties draw:stroke="dash" draw:stroke-dash="Fine_20_Dashed" svg:stroke-width="0.102cm" svg:stroke-color="#666666" draw:marker-start-width="0.509cm" draw:marker-end-width="0.509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3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51cm" fo:min-width="13.00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8cm"/>
      <style:paragraph-properties style:writing-mode="lr-tb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12cm" fo:min-width="1.30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1.121cm" fo:min-width="1.302cm"/>
    </style:style>
    <style:style style:name="gr4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917cm" fo:min-width="1.944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  <style:paragraph-properties style:writing-mode="lr-tb"/>
    </style:style>
    <style:style style:name="gr4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0.917cm" fo:min-width="3.893cm"/>
      <style:paragraph-properties style:writing-mode="lr-tb"/>
    </style:style>
    <style:style style:name="gr45" style:family="graphic" style:parent-style-name="objectwithoutfill">
      <style:graphic-properties draw:stroke="dash" draw:stroke-dash="Fine_20_Dashed" svg:stroke-width="0.102cm" svg:stroke-color="#666666" draw:marker-start-width="0.508cm" draw:marker-end-width="0.508cm" draw:fill="none" draw:textarea-vertical-align="middle" fo:padding-top="0.175cm" fo:padding-bottom="0.175cm" fo:padding-left="0.3cm" fo:padding-right="0.3cm"/>
      <style:paragraph-properties style:writing-mode="lr-tb"/>
    </style:style>
    <style:style style:name="gr4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201cm" fo:min-width="12.77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924cm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1.009cm" fo:min-width="1.176cm"/>
      <style:paragraph-properties style:writing-mode="lr-tb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1.009cm" fo:min-width="1.177cm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1.008cm" fo:min-width="1.176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1.008cm" fo:min-width="1.177cm"/>
      <style:paragraph-properties style:writing-mode="lr-tb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008cm" fo:min-width="1.17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346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7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72cm"/>
      <style:paragraph-properties style:writing-mode="lr-tb"/>
    </style:style>
    <style:style style:name="gr57" style:family="graphic" style:parent-style-name="standard">
      <style:graphic-properties svg:stroke-width="0.353cm" svg:stroke-color="#3333ff" draw:marker-start-width="0.728cm" draw:marker-end-width="0.728cm" draw:fill="none" draw:textarea-horizontal-align="justify" draw:textarea-vertical-align="middle" draw:auto-grow-height="false" fo:min-height="23.031cm" fo:min-width="22.758cm" fo:padding-top="0.3cm" fo:padding-bottom="0.3cm" fo:padding-left="0.425cm" fo:padding-right="0.425cm"/>
    </style:style>
    <style:style style:name="gr58" style:family="graphic" style:parent-style-name="standard">
      <style:graphic-properties svg:stroke-width="0.353cm" svg:stroke-color="#ff0000" draw:marker-start-width="0.728cm" draw:marker-end-width="0.728cm" draw:fill="none" draw:textarea-horizontal-align="justify" draw:textarea-vertical-align="middle" draw:auto-grow-height="false" fo:min-height="23.029cm" fo:min-width="24.07cm" fo:padding-top="0.3cm" fo:padding-bottom="0.3cm" fo:padding-left="0.425cm" fo:padding-right="0.425cm"/>
    </style:style>
    <style:style style:name="gr5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Times New Roman" fo:font-size="36pt"/>
    </style:style>
    <style:style style:name="P5" style:family="paragraph">
      <style:text-properties fo:color="#355269"/>
    </style:style>
    <style:style style:name="P6" style:family="paragraph">
      <loext:graphic-properties draw:fill="none" draw:fill-color="#ffffff"/>
      <style:paragraph-properties style:writing-mode="lr-tb"/>
      <style:text-properties fo:color="#355269" style:font-name="Times New Roman"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="none"/>
      <style:paragraph-properties fo:text-align="center"/>
      <style:text-properties style:font-name="Times New Roman" fo:font-size="37pt" style:font-size-asian="18pt" style:font-size-complex="18pt"/>
    </style:style>
    <style:style style:name="P8" style:family="paragraph">
      <style:text-properties fo:color="#ff4000"/>
    </style:style>
    <style:style style:name="P9" style:family="paragraph">
      <loext:graphic-properties draw:fill="none" draw:fill-color="#ffffff"/>
      <style:paragraph-properties style:writing-mode="lr-tb"/>
      <style:text-properties fo:color="#ff4000" style:font-name="Times New Roman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P11" style:family="paragraph">
      <loext:graphic-properties draw:fill="none"/>
      <style:paragraph-properties fo:text-align="center"/>
      <style:text-properties fo:font-size="37pt" style:font-size-asian="18pt" style:font-size-complex="18pt"/>
    </style:style>
    <style:style style:name="P12" style:family="paragraph">
      <style:text-properties fo:font-size="37pt" style:font-size-asian="40pt" style:font-size-complex="40pt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" fo:font-size="37pt" fo:font-weight="bold" style:font-size-asian="40pt" style:font-weight-asian="bold" style:font-size-complex="40pt" style:font-weight-complex="bold"/>
    </style:style>
    <style:style style:name="P14" style:family="paragraph">
      <style:text-properties fo:font-size="37pt"/>
    </style:style>
    <style:style style:name="P15" style:family="paragraph">
      <loext:graphic-properties draw:fill="none" draw:fill-color="#ffffff"/>
      <style:paragraph-properties style:writing-mode="lr-tb"/>
      <style:text-properties style:font-name="Times New Roman" fo:font-size="37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solid" draw:fill-color="#ffffff"/>
      <style:paragraph-properties fo:text-align="center"/>
      <style:text-properties fo:font-size="26pt" style:font-size-asian="26pt" style:font-size-complex="26pt"/>
    </style:style>
    <style:style style:name="P19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20" style:family="paragraph">
      <loext:graphic-properties draw:fill="none" draw:fill-color="#ffffff"/>
      <style:paragraph-properties style:writing-mode="lr-tb"/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22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paragraph-properties style:writing-mode="lr-tb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24" style:family="paragraph">
      <loext:graphic-properties draw:fill-color="#ffffff"/>
      <style:paragraph-properties style:writing-mode="lr-tb"/>
    </style:style>
    <style:style style:name="T1" style:family="text">
      <style:text-properties fo:color="#355269" style:font-name="Times New Roman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4000" style:font-name="Times New Roman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Times New Roman" fo:font-weight="bold" style:font-size-asian="40pt" style:font-weight-asian="bold" style:font-size-complex="40pt" style:font-weight-complex="bold"/>
    </style:style>
    <style:style style:name="T5" style:family="text">
      <style:text-properties style:font-name="Times New Roman" fo:font-weight="bold" style:font-size-asian="20pt" style:font-weight-asian="bold" style:font-size-complex="20pt" style:font-weight-complex="bold"/>
    </style:style>
    <style:style style:name="T6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7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8" style:family="text">
      <style:text-properties style:text-position="sub 58%" style:font-name="Times New Roman" fo:font-size="44pt" fo:font-weight="bold" style:font-size-asian="28pt" style:font-weight-asian="bold" style:font-size-complex="28pt" style:font-weight-complex="bold"/>
    </style:style>
    <style:style style:name="T9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10" style:family="text">
      <style:text-properties style:text-position="sub 58%" style:font-name="Times New Roman" fo:font-size="28pt" fo:font-weight="bold" style:font-size-asian="20pt" style:font-weight-asian="bold" style:font-size-complex="20pt" style:font-weight-complex="bold"/>
    </style:style>
    <style:style style:name="T11" style:family="text">
      <style:text-properties style:font-name="Times New Roman" fo:font-size="48pt" fo:font-weight="bold" style:font-size-asian="48pt" style:font-weight-asian="bold" style:font-size-complex="48pt" style:font-weight-complex="bold"/>
    </style:style>
    <style:style style:name="T12" style:family="text">
      <style:text-properties style:font-name="Times New Roman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.801cm" svg:height="1.37cm" svg:x="27.75cm" svg:y="51.9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2.263cm" svg:height="28.509cm" svg:x="9.873cm" svg:y="-1.585cm">
          <draw:image xlink:href="Pictures/100000000000032000000190A74EDB033691DE54.png" xlink:type="simple" xlink:show="embed" xlink:actuate="onLoad" loext:mime-type="image/png">
            <text:p/>
          </draw:image>
        </draw:frame>
        <draw:custom-shape draw:style-name="gr3" draw:text-style-name="P3" draw:layer="layout" svg:width="4.429cm" svg:height="21.066cm" svg:x="10.126cm" svg:y="5.0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409cm" svg:height="1.665cm" svg:x="-0.508cm" svg:y="29.4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425cm" svg:height="11.895cm" draw:transform="skewX (-0.00314159265358979) rotate (-1.56660753659011) translate (28.664cm 24.7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6" draw:layer="layout" svg:width="7.112cm" svg:height="2.834cm" svg:x="19.45cm" svg:y="26.122cm">
          <draw:text-box>
            <text:p text:style-name="P5"><text:span text:style-name="T1">MIDDA</text:span><text:span text:style-name="T1">Y</text:span></text:p>
          </draw:text-box>
        </draw:frame>
        <draw:custom-shape draw:style-name="gr7" draw:text-style-name="P7" draw:layer="layout" svg:width="1.394cm" svg:height="11.895cm" draw:transform="skewX (-0.000174532925199433) rotate (-1.56660753659011) translate (41.619cm 24.75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9" draw:layer="layout" svg:width="13.371cm" svg:height="2.89cm" svg:x="33.528cm" svg:y="26.066cm">
          <draw:text-box>
            <text:p text:style-name="P8"><text:span text:style-name="T2">DUSK</text:span></text:p>
          </draw:text-box>
        </draw:frame>
        <draw:custom-shape draw:style-name="gr9" draw:text-style-name="P7" draw:layer="layout" svg:width="1.396cm" svg:height="26.412cm" draw:transform="skewX (-0.000698131700797731) rotate (-1.56660753659011) translate (68.83cm 24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0" draw:layer="layout" svg:width="17.251cm" svg:height="5.023cm" svg:x="50.511cm" svg:y="26.365cm">
          <draw:text-box>
            <text:p><text:span text:style-name="T3">NIGH</text:span><text:span text:style-name="T3">T/</text:span><text:span text:style-name="T3">DAWN</text:span></text:p>
          </draw:text-box>
        </draw:frame>
        <draw:line draw:style-name="gr11" draw:text-style-name="P11" draw:layer="layout" svg:x1="16.598cm" svg:y1="19.82cm" svg:x2="19.508cm" svg:y2="19.82cm">
          <text:p/>
        </draw:line>
        <draw:frame draw:style-name="gr12" draw:text-style-name="P13" draw:layer="layout" svg:width="9.757cm" svg:height="2.038cm" draw:transform="rotate (1.5707963267949) translate (17.43cm 25.084cm)">
          <draw:text-box>
            <text:p text:style-name="P12"><text:span text:style-name="T4">LD ZT4</text:span></text:p>
          </draw:text-box>
        </draw:frame>
        <draw:line draw:style-name="gr11" draw:text-style-name="P11" draw:layer="layout" svg:x1="20.89cm" svg:y1="19.82cm" svg:x2="23.8cm" svg:y2="19.82cm">
          <text:p/>
        </draw:line>
        <draw:frame draw:style-name="gr13" draw:text-style-name="P15" draw:layer="layout" svg:width="9.757cm" svg:height="2.039cm" draw:transform="rotate (1.5707963267949) translate (21.634cm 24.884cm)">
          <draw:text-box>
            <text:p text:style-name="P14"><text:span text:style-name="T5">SD </text:span><text:span text:style-name="T5">ZT4</text:span></text:p>
          </draw:text-box>
        </draw:frame>
        <draw:line draw:style-name="gr11" draw:text-style-name="P11" draw:layer="layout" svg:x1="25.185cm" svg:y1="19.82cm" svg:x2="28.095cm" svg:y2="19.82cm">
          <text:p/>
        </draw:line>
        <draw:frame draw:style-name="gr14" draw:text-style-name="P15" draw:layer="layout" svg:width="9.757cm" svg:height="2.037cm" draw:transform="rotate (1.5707963267949) translate (25.746cm 25.084cm)">
          <draw:text-box>
            <text:p text:style-name="P14"><text:span text:style-name="T5">LD </text:span><text:span text:style-name="T5">ZT8</text:span></text:p>
          </draw:text-box>
        </draw:frame>
        <draw:line draw:style-name="gr15" draw:text-style-name="P11" draw:layer="layout" svg:x1="29.777cm" svg:y1="19.82cm" svg:x2="32.687cm" svg:y2="19.82cm">
          <text:p/>
        </draw:line>
        <draw:frame draw:style-name="gr12" draw:text-style-name="P15" draw:layer="layout" svg:width="9.757cm" svg:height="2.038cm" draw:transform="rotate (1.5707963267949) translate (30.207cm 25.084cm)">
          <draw:text-box>
            <text:p text:style-name="P14"><text:span text:style-name="T5">SD </text:span><text:span text:style-name="T5">ZT8</text:span></text:p>
          </draw:text-box>
        </draw:frame>
        <draw:line draw:style-name="gr15" draw:text-style-name="P11" draw:layer="layout" svg:x1="34.257cm" svg:y1="19.82cm" svg:x2="37.167cm" svg:y2="19.82cm">
          <text:p/>
        </draw:line>
        <draw:frame draw:style-name="gr13" draw:text-style-name="P15" draw:layer="layout" svg:width="9.756cm" svg:height="2.039cm" draw:transform="rotate (1.5707963267949) translate (34.669cm 25.41cm)">
          <draw:text-box>
            <text:p text:style-name="P14"><text:span text:style-name="T5">LD ZT16</text:span></text:p>
          </draw:text-box>
        </draw:frame>
        <draw:line draw:style-name="gr15" draw:text-style-name="P11" draw:layer="layout" svg:x1="38.882cm" svg:y1="19.82cm" svg:x2="41.792cm" svg:y2="19.82cm">
          <text:p/>
        </draw:line>
        <draw:frame draw:style-name="gr16" draw:text-style-name="P15" draw:layer="layout" svg:width="9.756cm" svg:height="2.04cm" draw:transform="rotate (1.5707963267949) translate (39.362cm 25.41cm)">
          <draw:text-box>
            <text:p text:style-name="P14"><text:span text:style-name="T5">LD </text:span><text:span text:style-name="T5">ZT12</text:span></text:p>
          </draw:text-box>
        </draw:frame>
        <draw:line draw:style-name="gr17" draw:text-style-name="P11" draw:layer="layout" svg:x1="43.346cm" svg:y1="19.712cm" svg:x2="46.256cm" svg:y2="19.712cm">
          <text:p/>
        </draw:line>
        <draw:frame draw:style-name="gr18" draw:text-style-name="P15" draw:layer="layout" svg:width="9.757cm" svg:height="2.035cm" draw:transform="rotate (1.5707963267949) translate (44.006cm 24.984cm)">
          <draw:text-box>
            <text:p text:style-name="P14"><text:span text:style-name="T5">LD </text:span><text:span text:style-name="T5">ZT0</text:span></text:p>
          </draw:text-box>
        </draw:frame>
        <draw:line draw:style-name="gr17" draw:text-style-name="P11" draw:layer="layout" svg:x1="47.739cm" svg:y1="19.712cm" svg:x2="50.649cm" svg:y2="19.712cm">
          <text:p/>
        </draw:line>
        <draw:frame draw:style-name="gr16" draw:text-style-name="P15" draw:layer="layout" svg:width="9.755cm" svg:height="2.04cm" draw:transform="rotate (1.5707963267949) translate (48.334cm 25.322cm)">
          <draw:text-box>
            <text:p text:style-name="P14"><text:span text:style-name="T5">LD </text:span><text:span text:style-name="T5">ZT20</text:span></text:p>
          </draw:text-box>
        </draw:frame>
        <draw:line draw:style-name="gr17" draw:text-style-name="P11" draw:layer="layout" svg:x1="52.218cm" svg:y1="19.712cm" svg:x2="55.128cm" svg:y2="19.712cm">
          <text:p/>
        </draw:line>
        <draw:frame draw:style-name="gr12" draw:text-style-name="P15" draw:layer="layout" svg:width="9.756cm" svg:height="2.038cm" draw:transform="rotate (1.5707963267949) translate (52.776cm 25.296cm)">
          <draw:text-box>
            <text:p text:style-name="P14"><text:span text:style-name="T5">S</text:span><text:span text:style-name="T5">D</text:span><text:span text:style-name="T5"> </text:span><text:span text:style-name="T5">Z</text:span><text:span text:style-name="T5">T</text:span><text:span text:style-name="T5">1</text:span><text:span text:style-name="T5">2</text:span></text:p>
          </draw:text-box>
        </draw:frame>
        <draw:line draw:style-name="gr17" draw:text-style-name="P11" draw:layer="layout" svg:x1="56.611cm" svg:y1="19.712cm" svg:x2="59.521cm" svg:y2="19.712cm">
          <text:p/>
        </draw:line>
        <draw:frame draw:style-name="gr14" draw:text-style-name="P15" draw:layer="layout" svg:width="9.756cm" svg:height="2.037cm" draw:transform="rotate (1.5707963267949) translate (56.981cm 25.196cm)">
          <draw:text-box>
            <text:p text:style-name="P14"><text:span text:style-name="T5">S</text:span><text:span text:style-name="T5">D </text:span><text:span text:style-name="T5">Z</text:span><text:span text:style-name="T5">T</text:span><text:span text:style-name="T5">1</text:span><text:span text:style-name="T5">6</text:span></text:p>
          </draw:text-box>
        </draw:frame>
        <draw:line draw:style-name="gr17" draw:text-style-name="P11" draw:layer="layout" svg:x1="61.204cm" svg:y1="19.712cm" svg:x2="64.114cm" svg:y2="19.712cm">
          <text:p/>
        </draw:line>
        <draw:frame draw:style-name="gr16" draw:text-style-name="P15" draw:layer="layout" svg:width="9.756cm" svg:height="2.04cm" draw:transform="rotate (1.5707963267949) translate (61.689cm 25.296cm)">
          <draw:text-box>
            <text:p text:style-name="P14"><text:span text:style-name="T5">SD </text:span><text:span text:style-name="T5">ZT20</text:span></text:p>
          </draw:text-box>
        </draw:frame>
        <draw:line draw:style-name="gr17" draw:text-style-name="P11" draw:layer="layout" svg:x1="65.6cm" svg:y1="19.712cm" svg:x2="68.51cm" svg:y2="19.712cm">
          <text:p/>
        </draw:line>
        <draw:frame draw:style-name="gr16" draw:text-style-name="P15" draw:layer="layout" svg:width="9.757cm" svg:height="2.04cm" draw:transform="rotate (1.5707963267949) translate (66.294cm 24.638cm)">
          <draw:text-box>
            <text:p text:style-name="P14"><text:span text:style-name="T5">SD </text:span><text:span text:style-name="T5">ZT0</text:span></text:p>
          </draw:text-box>
        </draw:frame>
        <draw:custom-shape draw:style-name="gr19" draw:text-style-name="P3" draw:layer="layout" svg:width="7.8cm" svg:height="7.668cm" svg:x="-2.05cm" svg:y="3.978cm">
          <text:p/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13.352cm" svg:height="4.664cm" svg:x="16.874cm" svg:y="2.956cm">
          <draw:text-box>
            <text:p><text:span text:style-name="T6">(</text:span><text:span text:style-name="T6">1</text:span><text:span text:style-name="T6">)</text:span></text:p>
          </draw:text-box>
        </draw:frame>
        <draw:custom-shape draw:style-name="gr21" draw:text-style-name="P1" draw:layer="layout" svg:width="11.939cm" svg:height="3.798cm" svg:x="12.625cm" svg:y="-3.66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7.126cm" svg:height="25.56cm" svg:x="16.23cm" svg:y="28.271cm">
          <draw:image xlink:href="Pictures/100000000000019000000190998ECE14BEA8353B.png" xlink:type="simple" xlink:show="embed" xlink:actuate="onLoad" loext:mime-type="image/png">
            <text:p/>
          </draw:image>
        </draw:frame>
        <draw:custom-shape draw:style-name="gr22" draw:text-style-name="P3" draw:layer="layout" svg:width="2.482cm" svg:height="11.386cm" svg:x="15.151cm" svg:y="35.472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7.639cm" svg:height="2.479cm" svg:x="32.953cm" svg:y="47.11cm">
          <draw:text-box>
            <text:p><text:span text:style-name="T7">ZT0</text:span><text:span text:style-name="T8">1</text:span></text:p>
          </draw:text-box>
        </draw:frame>
        <draw:frame draw:style-name="gr24" draw:text-style-name="P10" draw:layer="layout" svg:width="7.639cm" svg:height="2.496cm" svg:x="30.113cm" svg:y="45.164cm">
          <draw:text-box>
            <text:p><text:span text:style-name="T7">ZT0</text:span><text:span text:style-name="T8">2</text:span></text:p>
          </draw:text-box>
        </draw:frame>
        <draw:frame draw:style-name="gr25" draw:text-style-name="P10" draw:layer="layout" svg:width="7.605cm" svg:height="2.485cm" svg:x="29.96cm" svg:y="49.62cm">
          <draw:text-box>
            <text:p><text:span text:style-name="T7">ZT0</text:span><text:span text:style-name="T8">3</text:span></text:p>
          </draw:text-box>
        </draw:frame>
        <draw:frame draw:style-name="gr26" draw:text-style-name="P10" draw:layer="layout" svg:width="7.605cm" svg:height="2.479cm" svg:x="21.295cm" svg:y="42.351cm">
          <draw:text-box>
            <text:p><text:span text:style-name="T7">ZT4</text:span><text:span text:style-name="T8">1</text:span></text:p>
          </draw:text-box>
        </draw:frame>
        <draw:frame draw:style-name="gr27" draw:text-style-name="P10" draw:layer="layout" svg:width="7.639cm" svg:height="2.479cm" svg:x="20.483cm" svg:y="40.264cm">
          <draw:text-box>
            <text:p><text:span text:style-name="T7">ZT4</text:span><text:span text:style-name="T8">2</text:span></text:p>
          </draw:text-box>
        </draw:frame>
        <draw:frame draw:style-name="gr26" draw:text-style-name="P10" draw:layer="layout" svg:width="7.65cm" svg:height="2.479cm" svg:x="17.785cm" svg:y="42.351cm">
          <draw:text-box>
            <text:p><text:span text:style-name="T7">ZT4</text:span><text:span text:style-name="T8">3</text:span></text:p>
          </draw:text-box>
        </draw:frame>
        <draw:frame draw:style-name="gr28" draw:text-style-name="P10" draw:layer="layout" svg:width="7.592cm" svg:height="2.495cm" svg:x="22.074cm" svg:y="35.33cm">
          <draw:text-box>
            <text:p><text:span text:style-name="T7">ZT8</text:span><text:span text:style-name="T8">2</text:span></text:p>
          </draw:text-box>
        </draw:frame>
        <draw:frame draw:style-name="gr29" draw:text-style-name="P10" draw:layer="layout" svg:width="7.639cm" svg:height="2.488cm" svg:x="19.375cm" svg:y="36.689cm">
          <draw:text-box>
            <text:p><text:span text:style-name="T7">ZT8</text:span><text:span text:style-name="T8">1</text:span></text:p>
          </draw:text-box>
        </draw:frame>
        <draw:frame draw:style-name="gr27" draw:text-style-name="P17" draw:layer="layout" svg:width="7.593cm" svg:height="2.457cm" svg:x="17.018cm" svg:y="34.459cm">
          <draw:text-box>
            <text:p><text:span text:style-name="T9">ZT8</text:span><text:span text:style-name="T10">3</text:span></text:p>
          </draw:text-box>
        </draw:frame>
        <draw:frame draw:style-name="gr25" draw:text-style-name="P10" draw:layer="layout" svg:width="7.603cm" svg:height="2.485cm" svg:x="25.387cm" svg:y="29.138cm">
          <draw:text-box>
            <text:p><text:span text:style-name="T7">ZT12</text:span><text:span text:style-name="T8">1</text:span></text:p>
          </draw:text-box>
        </draw:frame>
        <draw:frame draw:style-name="gr30" draw:text-style-name="P10" draw:layer="layout" svg:width="7.593cm" svg:height="2.479cm" svg:x="29.218cm" svg:y="28.555cm">
          <draw:text-box>
            <text:p><text:span text:style-name="T7">ZT12</text:span><text:span text:style-name="T8">2</text:span></text:p>
          </draw:text-box>
        </draw:frame>
        <draw:frame draw:style-name="gr31" draw:text-style-name="P10" draw:layer="layout" svg:width="7.638cm" svg:height="2.479cm" svg:x="25.057cm" svg:y="31.782cm">
          <draw:text-box>
            <text:p><text:span text:style-name="T7">ZT12</text:span><text:span text:style-name="T8">3</text:span></text:p>
          </draw:text-box>
        </draw:frame>
        <draw:frame draw:style-name="gr32" draw:text-style-name="P10" draw:layer="layout" svg:width="7.594cm" svg:height="2.497cm" svg:x="35.981cm" svg:y="30.562cm">
          <draw:text-box>
            <text:p><text:span text:style-name="T7">ZT16</text:span><text:span text:style-name="T8">1</text:span></text:p>
          </draw:text-box>
        </draw:frame>
        <draw:frame draw:style-name="gr33" draw:text-style-name="P10" draw:layer="layout" svg:width="7.639cm" svg:height="2.494cm" svg:x="29.005cm" svg:y="31.923cm">
          <draw:text-box>
            <text:p><text:span text:style-name="T7">ZT16</text:span><text:span text:style-name="T8">2</text:span></text:p>
          </draw:text-box>
        </draw:frame>
        <draw:frame draw:style-name="gr34" draw:text-style-name="P10" draw:layer="layout" svg:width="7.65cm" svg:height="2.492cm" svg:x="32.318cm" svg:y="34.289cm">
          <draw:text-box>
            <text:p><text:span text:style-name="T7">ZT16</text:span><text:span text:style-name="T8">3</text:span></text:p>
          </draw:text-box>
        </draw:frame>
        <draw:custom-shape draw:style-name="gr35" draw:text-style-name="P18" draw:layer="layout" svg:width="4.442cm" svg:height="11.386cm" svg:x="38.914cm" svg:y="35.472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7.594cm" svg:height="2.492cm" svg:x="35.981cm" svg:y="39.499cm">
          <draw:text-box>
            <text:p><text:span text:style-name="T7">ZT20</text:span><text:span text:style-name="T8">1</text:span></text:p>
          </draw:text-box>
        </draw:frame>
        <draw:frame draw:style-name="gr36" draw:text-style-name="P10" draw:layer="layout" svg:width="7.639cm" svg:height="2.5cm" svg:x="35.794cm" svg:y="41.443cm">
          <draw:text-box>
            <text:p><text:span text:style-name="T7">ZT20</text:span><text:span text:style-name="T8">3</text:span></text:p>
          </draw:text-box>
        </draw:frame>
        <draw:frame draw:style-name="gr34" draw:text-style-name="P10" draw:layer="layout" svg:width="7.604cm" svg:height="2.492cm" svg:x="31.692cm" svg:y="39.499cm">
          <draw:text-box>
            <text:p><text:span text:style-name="T7">ZT20</text:span><text:span text:style-name="T8">2</text:span></text:p>
          </draw:text-box>
        </draw:frame>
        <draw:polygon draw:style-name="gr37" draw:text-style-name="P19" draw:layer="layout" svg:width="15.677cm" svg:height="14.236cm" draw:transform="skewX (0.050789081233035) rotate (2.6771605396341) translate (31.9659076685975cm 48.4934859529947cm)" svg:viewBox="0 0 15678 14237" draw:points="90,0 12841,8 15678,5497 10921,13805 6153,14237 0,8091">
          <text:p/>
        </draw:polygon>
        <draw:custom-shape draw:style-name="gr38" draw:text-style-name="P3" draw:layer="layout" svg:width="13.502cm" svg:height="2.501cm" svg:x="20.573cm" svg:y="52.714cm">
          <text:p/>
          <draw:enhanced-geometry svg:viewBox="0 0 21600 21600" draw:type="rectangle" draw:enhanced-path="M 0 0 L 21600 0 21600 21600 0 21600 0 0 Z N"/>
        </draw:custom-shape>
        <draw:frame draw:style-name="gr39" draw:text-style-name="P20" draw:layer="layout" svg:width="7.639cm" svg:height="2.126cm" svg:x="27.02cm" svg:y="52.105cm">
          <draw:text-box>
            <text:p><text:span text:style-name="T11">PC1</text:span></text:p>
          </draw:text-box>
        </draw:frame>
        <draw:custom-shape draw:style-name="gr40" draw:text-style-name="P1" draw:layer="layout" svg:width="1.802cm" svg:height="1.37cm" svg:x="32.857cm" svg:y="51.90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1.802cm" svg:height="1.37cm" svg:x="22.218cm" svg:y="51.90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02cm" svg:height="1.371cm" svg:x="16.685cm" svg:y="45.02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02cm" svg:height="1.371cm" svg:x="16.685cm" svg:y="38.2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802cm" svg:height="1.371cm" svg:x="16.685cm" svg:y="31.5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6.668cm" svg:height="24.965cm" svg:x="45.1cm" svg:y="28.624cm">
          <draw:image xlink:href="Pictures/100000000000019000000190E7ABE2A75C522F13.png" xlink:type="simple" xlink:show="embed" xlink:actuate="onLoad" loext:mime-type="image/png">
            <text:p/>
          </draw:image>
        </draw:frame>
        <draw:custom-shape draw:style-name="gr42" draw:text-style-name="P18" draw:layer="layout" svg:width="2.444cm" svg:height="11.167cm" svg:x="43.605cm" svg:y="35.361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7.498cm" svg:height="2.479cm" svg:x="60.755cm" svg:y="47.878cm">
          <draw:text-box>
            <text:p><text:span text:style-name="T7">Z</text:span><text:span text:style-name="T7">T</text:span><text:span text:style-name="T7">8</text:span><text:span text:style-name="T8">3</text:span></text:p>
          </draw:text-box>
        </draw:frame>
        <draw:frame draw:style-name="gr43" draw:text-style-name="P10" draw:layer="layout" svg:width="7.497cm" svg:height="2.479cm" svg:x="53.776cm" svg:y="44.818cm">
          <draw:text-box>
            <text:p><text:span text:style-name="T7">Z</text:span><text:span text:style-name="T7">T</text:span><text:span text:style-name="T7">8</text:span><text:span text:style-name="T8">2</text:span></text:p>
          </draw:text-box>
        </draw:frame>
        <draw:frame draw:style-name="gr43" draw:text-style-name="P10" draw:layer="layout" svg:width="7.498cm" svg:height="2.479cm" svg:x="50.632cm" svg:y="40.488cm">
          <draw:text-box>
            <text:p><text:span text:style-name="T7">ZT8</text:span><text:span text:style-name="T8">1</text:span></text:p>
          </draw:text-box>
        </draw:frame>
        <draw:frame draw:style-name="gr43" draw:text-style-name="P10" draw:layer="layout" svg:width="7.498cm" svg:height="2.479cm" svg:x="48.921cm" svg:y="44.818cm">
          <draw:text-box>
            <text:p><text:span text:style-name="T7">Z</text:span><text:span text:style-name="T7">T</text:span><text:span text:style-name="T7">4</text:span><text:span text:style-name="T8">3</text:span></text:p>
          </draw:text-box>
        </draw:frame>
        <draw:frame draw:style-name="gr43" draw:text-style-name="P10" draw:layer="layout" svg:width="7.565cm" svg:height="2.479cm" svg:x="46.112cm" svg:y="37.106cm">
          <draw:text-box>
            <text:p><text:span text:style-name="T7">ZT4</text:span><text:span text:style-name="T8">2</text:span></text:p>
          </draw:text-box>
        </draw:frame>
        <draw:frame draw:style-name="gr43" draw:text-style-name="P10" draw:layer="layout" svg:width="7.565cm" svg:height="2.479cm" svg:x="46.112cm" svg:y="39.331cm">
          <draw:text-box>
            <text:p><text:span text:style-name="T7">Z</text:span><text:span text:style-name="T7">T</text:span><text:span text:style-name="T7">4</text:span><text:span text:style-name="T8">1</text:span></text:p>
          </draw:text-box>
        </draw:frame>
        <draw:frame draw:style-name="gr43" draw:text-style-name="P10" draw:layer="layout" svg:width="7.498cm" svg:height="2.479cm" svg:x="50.017cm" svg:y="32.777cm">
          <draw:text-box>
            <text:p><text:span text:style-name="T7">ZT0</text:span><text:span text:style-name="T8">1</text:span></text:p>
          </draw:text-box>
        </draw:frame>
        <draw:frame draw:style-name="gr43" draw:text-style-name="P10" draw:layer="layout" svg:width="7.565cm" svg:height="2.479cm" svg:x="51.248cm" svg:y="35.264cm">
          <draw:text-box>
            <text:p><text:span text:style-name="T7">Z</text:span><text:span text:style-name="T7">T</text:span><text:span text:style-name="T7">0</text:span><text:span text:style-name="T8">2</text:span></text:p>
          </draw:text-box>
        </draw:frame>
        <draw:frame draw:style-name="gr43" draw:text-style-name="P10" draw:layer="layout" svg:width="7.498cm" svg:height="2.479cm" svg:x="50.017cm" svg:y="32.777cm">
          <draw:text-box>
            <text:p><text:span text:style-name="T7">ZT0</text:span><text:span text:style-name="T8">1</text:span></text:p>
          </draw:text-box>
        </draw:frame>
        <draw:frame draw:style-name="gr43" draw:text-style-name="P10" draw:layer="layout" svg:width="7.498cm" svg:height="2.479cm" svg:x="58.095cm" svg:y="40.799cm">
          <draw:text-box>
            <text:p><text:span text:style-name="T7">Z</text:span><text:span text:style-name="T7">T</text:span><text:span text:style-name="T7">0</text:span><text:span text:style-name="T8">3</text:span></text:p>
          </draw:text-box>
        </draw:frame>
        <draw:frame draw:style-name="gr43" draw:text-style-name="P10" draw:layer="layout" svg:width="7.495cm" svg:height="2.479cm" svg:x="56.252cm" svg:y="32.203cm">
          <draw:text-box>
            <text:p><text:span text:style-name="T7">ZT20</text:span><text:span text:style-name="T8">2</text:span></text:p>
          </draw:text-box>
        </draw:frame>
        <draw:frame draw:style-name="gr43" draw:text-style-name="P10" draw:layer="layout" svg:width="7.565cm" svg:height="2.479cm" svg:x="56.384cm" svg:y="33.92cm">
          <draw:text-box>
            <text:p><text:span text:style-name="T7">Z</text:span><text:span text:style-name="T7">T</text:span><text:span text:style-name="T7">2</text:span><text:span text:style-name="T7">0</text:span><text:span text:style-name="T8">1</text:span></text:p>
          </draw:text-box>
        </draw:frame>
        <draw:frame draw:style-name="gr43" draw:text-style-name="P10" draw:layer="layout" svg:width="7.498cm" svg:height="2.479cm" svg:x="52.827cm" svg:y="38.759cm">
          <draw:text-box>
            <text:p><text:span text:style-name="T7">ZT20</text:span><text:span text:style-name="T8">3</text:span></text:p>
          </draw:text-box>
        </draw:frame>
        <draw:custom-shape draw:style-name="gr44" draw:text-style-name="P18" draw:layer="layout" svg:width="4.393cm" svg:height="11.167cm" svg:x="67.212cm" svg:y="35.361cm">
          <text:p/>
          <draw:enhanced-geometry svg:viewBox="0 0 21600 21600" draw:type="rectangle" draw:enhanced-path="M 0 0 L 21600 0 21600 21600 0 21600 0 0 Z N"/>
        </draw:custom-shape>
        <draw:frame draw:style-name="gr43" draw:text-style-name="P10" draw:layer="layout" svg:width="7.498cm" svg:height="2.479cm" svg:x="60.755cm" svg:y="33.797cm">
          <draw:text-box>
            <text:p><text:span text:style-name="T7">Z</text:span><text:span text:style-name="T7">T</text:span><text:span text:style-name="T7">1</text:span><text:span text:style-name="T7">6</text:span><text:span text:style-name="T8">1</text:span></text:p>
          </draw:text-box>
        </draw:frame>
        <draw:frame draw:style-name="gr43" draw:text-style-name="P10" draw:layer="layout" svg:width="7.496cm" svg:height="2.479cm" svg:x="58.578cm" svg:y="39.021cm">
          <draw:text-box>
            <text:p><text:span text:style-name="T7">Z</text:span><text:span text:style-name="T7">T</text:span><text:span text:style-name="T7">1</text:span><text:span text:style-name="T7">6</text:span><text:span text:style-name="T8">3</text:span></text:p>
          </draw:text-box>
        </draw:frame>
        <draw:frame draw:style-name="gr43" draw:text-style-name="P10" draw:layer="layout" svg:width="7.497cm" svg:height="2.479cm" svg:x="56.584cm" svg:y="35.961cm">
          <draw:text-box>
            <text:p><text:span text:style-name="T7">ZT16</text:span><text:span text:style-name="T8">2</text:span></text:p>
          </draw:text-box>
        </draw:frame>
        <draw:frame draw:style-name="gr43" draw:text-style-name="P10" draw:layer="layout" svg:width="7.496cm" svg:height="2.479cm" svg:x="64.53cm" svg:y="36.981cm">
          <draw:text-box>
            <text:p><text:span text:style-name="T7">Z</text:span><text:span text:style-name="T7">T</text:span><text:span text:style-name="T7">1</text:span><text:span text:style-name="T7">2</text:span><text:span text:style-name="T8">3</text:span></text:p>
          </draw:text-box>
        </draw:frame>
        <draw:frame draw:style-name="gr43" draw:text-style-name="P10" draw:layer="layout" svg:width="7.496cm" svg:height="2.479cm" svg:x="64.53cm" svg:y="41.633cm">
          <draw:text-box>
            <text:p><text:span text:style-name="T7">Z</text:span><text:span text:style-name="T7">T</text:span><text:span text:style-name="T7">1</text:span><text:span text:style-name="T7">2</text:span><text:span text:style-name="T8">2</text:span></text:p>
          </draw:text-box>
        </draw:frame>
        <draw:frame draw:style-name="gr43" draw:text-style-name="P10" draw:layer="layout" svg:width="7.496cm" svg:height="2.479cm" svg:x="65.277cm" svg:y="38.884cm">
          <draw:text-box>
            <text:p><text:span text:style-name="T7">Z</text:span><text:span text:style-name="T7">T</text:span><text:span text:style-name="T7">1</text:span><text:span text:style-name="T7">2</text:span><text:span text:style-name="T8">1</text:span></text:p>
          </draw:text-box>
        </draw:frame>
        <draw:polygon draw:style-name="gr45" draw:text-style-name="P19" draw:layer="layout" svg:width="12.571cm" svg:height="8.597cm" draw:transform="skewX (-0.0712094334813686) rotate (-2.46684836476879) translate (64.56476694484cm 39.9302179310346cm)" svg:viewBox="0 0 12572 8598" draw:points="4970,8226 12572,8207 9154,1101 0,0 1480,5265 3633,8598">
          <text:p/>
        </draw:polygon>
        <draw:custom-shape draw:style-name="gr46" draw:text-style-name="P18" draw:layer="layout" svg:width="13.274cm" svg:height="2.451cm" svg:x="50.304cm" svg:y="52.494cm">
          <text:p/>
          <draw:enhanced-geometry svg:viewBox="0 0 21600 21600" draw:type="rectangle" draw:enhanced-path="M 0 0 L 21600 0 21600 21600 0 21600 0 0 Z N"/>
        </draw:custom-shape>
        <draw:frame draw:style-name="gr47" draw:text-style-name="P21" draw:layer="layout" svg:width="7.03cm" svg:height="2.174cm" draw:transform="rotate (1.5707963267949) translate (43.628cm 40.409cm)">
          <draw:text-box>
            <text:p><text:span text:style-name="T12">P</text:span><text:span text:style-name="T12">C</text:span><text:span text:style-name="T12">2</text:span></text:p>
          </draw:text-box>
        </draw:frame>
        <draw:custom-shape draw:style-name="gr48" draw:text-style-name="P22" draw:layer="layout" svg:width="1.676cm" svg:height="1.259cm" svg:x="46.003cm" svg:y="49.23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1.676cm" svg:height="1.259cm" svg:x="46.003cm" svg:y="44.03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1.677cm" svg:height="1.259cm" svg:x="45.87cm" svg:y="38.58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1.677cm" svg:height="1.259cm" svg:x="45.87cm" svg:y="33.50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2" draw:layer="layout" svg:width="1.676cm" svg:height="1.258cm" svg:x="51.15cm" svg:y="51.7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2" draw:layer="layout" svg:width="1.677cm" svg:height="1.258cm" svg:x="56.166cm" svg:y="51.71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2" draw:layer="layout" svg:width="1.675cm" svg:height="1.258cm" svg:x="61.446cm" svg:y="51.717cm">
          <text:p/>
          <draw:enhanced-geometry svg:viewBox="0 0 21600 21600" draw:type="rectangle" draw:enhanced-path="M 0 0 L 21600 0 21600 21600 0 21600 0 0 Z N"/>
        </draw:custom-shape>
        <draw:frame draw:style-name="gr53" draw:text-style-name="P16" draw:layer="layout" svg:width="8.866cm" svg:height="3.502cm" svg:x="18.034cm" svg:y="29.618cm">
          <draw:text-box>
            <text:p><text:span text:style-name="T6">(</text:span><text:span text:style-name="T6">2</text:span><text:span text:style-name="T6">)</text:span></text:p>
          </draw:text-box>
        </draw:frame>
        <draw:frame draw:style-name="gr54" draw:text-style-name="P16" draw:layer="layout" svg:width="6.901cm" svg:height="2.596cm" svg:x="44.661cm" svg:y="29.762cm">
          <draw:text-box>
            <text:p><text:span text:style-name="T6">(3)</text:span></text:p>
          </draw:text-box>
        </draw:frame>
        <draw:frame draw:style-name="gr55" draw:text-style-name="P23" draw:layer="layout" svg:width="7.153cm" svg:height="2.126cm" draw:transform="rotate (1.5707963267949) translate (15.372cm 40.605cm)">
          <draw:text-box>
            <text:p><text:span text:style-name="T11">P</text:span><text:span text:style-name="T11">C</text:span><text:span text:style-name="T11">2</text:span></text:p>
          </draw:text-box>
        </draw:frame>
        <draw:frame draw:style-name="gr56" draw:text-style-name="P21" draw:layer="layout" svg:width="7.496cm" svg:height="1.97cm" svg:x="55.044cm" svg:y="51.916cm">
          <draw:text-box>
            <text:p><text:span text:style-name="T12">PC1</text:span></text:p>
          </draw:text-box>
        </draw:frame>
        <draw:custom-shape draw:style-name="gr57" draw:text-style-name="P2" draw:layer="layout" svg:width="26.162cm" svg:height="26.185cm" svg:x="15.494cm" svg:y="28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" draw:layer="layout" svg:width="27.476cm" svg:height="26.185cm" svg:x="42.672cm" svg:y="28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9" draw:layer="layout" svg:width="19.798cm" svg:height="11.136cm" svg:x="0.6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3.922cm" fo:page-height="54.86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882cm" svg:x="1cm" svg:y="3.331cm"/>
      <draw:page-thumbnail draw:layer="backgroundobjects" svg:width="8.999cm" svg:height="5.882cm" svg:x="1cm" svg:y="11.907cm"/>
      <draw:page-thumbnail draw:layer="backgroundobjects" svg:width="8.999cm" svg:height="5.882cm" svg:x="1cm" svg:y="20.483cm"/>
      <draw:page-thumbnail draw:layer="backgroundobjects" svg:width="8.999cm" svg:height="5.882cm" svg:x="11cm" svg:y="3.331cm"/>
      <draw:page-thumbnail draw:layer="backgroundobjects" svg:width="8.999cm" svg:height="5.882cm" svg:x="11cm" svg:y="11.907cm"/>
      <draw:page-thumbnail draw:layer="backgroundobjects" svg:width="8.999cm" svg:height="5.882cm" svg:x="11cm" svg:y="20.483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18T22:25:56.298734982</dc:date>
    <meta:editing-duration>PT11H44M44S</meta:editing-duration>
    <meta:editing-cycles>28</meta:editing-cycles>
    <meta:generator>LibreOffice/6.4.7.2$Linux_X86_64 LibreOffice_project/40$Build-2</meta:generator>
    <meta:document-statistic meta:object-count="127"/>
  </office:meta>
</office:document-meta>
</file>